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 Light1" svg:font-family="'Calibri Light', 'Calibri Light EmbeddedFont', 'Calibri Light MSFontService', sans-serif"/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Standard">
      <style:text-properties fo:color="#000000" loext:opacity="100%" style:font-name="Calibri Light" fo:font-size="12pt" fo:language="en" fo:country="US" style:font-size-asian="12pt" style:font-size-complex="12pt"/>
    </style:style>
    <style:style style:name="P3" style:family="paragraph" style:parent-style-name="Heading_20_3">
      <style:text-properties fo:color="#000000" loext:opacity="100%" style:font-name="Calibri Light" fo:font-size="12pt" fo:language="en" fo:country="US" style:font-size-asian="12pt" style:font-size-complex="12pt"/>
    </style:style>
    <style:style style:name="P4" style:family="paragraph" style:parent-style-name="Heading_20_3">
      <style:text-properties fo:color="#000000" loext:opacity="100%" style:font-name="Calibri Light" fo:font-size="12pt" fo:language="en" fo:country="US" officeooo:paragraph-rsid="00061d4c" style:font-size-asian="12pt" style:font-size-complex="12pt"/>
    </style:style>
    <style:style style:name="P5" style:family="paragraph" style:parent-style-name="Heading_20_3">
      <style:text-properties fo:color="#000000" loext:opacity="100%" style:font-name="Calibri Light" fo:font-size="12pt" fo:language="en" fo:country="US" officeooo:paragraph-rsid="001bd344" style:font-size-asian="12pt" style:font-size-complex="12pt"/>
    </style:style>
    <style:style style:name="P6" style:family="paragraph" style:parent-style-name="Heading_20_3">
      <style:text-properties fo:color="#000000" loext:opacity="100%" style:font-name="Calibri Light" fo:font-size="12pt" fo:language="en" fo:country="US" fo:font-style="italic" style:text-underline-style="none" fo:font-weight="normal" officeooo:rsid="001282ea" officeooo:paragraph-rsid="001282ea" style:font-name-asian="NSimSun" style:font-size-asian="12pt" style:font-style-asian="italic" style:font-weight-asian="normal" style:font-name-complex="Arial" style:font-size-complex="12pt" style:font-style-complex="italic" style:font-weight-complex="normal"/>
    </style:style>
    <style:style style:name="P7" style:family="paragraph" style:parent-style-name="Heading_20_1">
      <style:text-properties fo:color="#000000" loext:opacity="100%" style:font-name="Calibri Light" fo:font-size="22pt" fo:language="en" fo:country="US" style:text-underline-style="none" fo:font-weight="bold" style:font-size-asian="22pt" style:font-weight-asian="bold" style:font-size-complex="22pt" style:font-weight-complex="bold"/>
    </style:style>
    <style:style style:name="P8" style:family="paragraph" style:parent-style-name="Heading_20_4">
      <style:text-properties fo:color="#000000" loext:opacity="100%" style:font-name="Calibri Light" fo:font-size="12pt" fo:language="en" fo:country="US" fo:font-style="italic" fo:font-weight="normal" officeooo:rsid="001282ea" officeooo:paragraph-rsid="001282ea" style:font-name-asian="NSimSun" style:font-size-asian="12pt" style:font-style-asian="italic" style:font-weight-asian="normal" style:font-name-complex="Arial" style:font-size-complex="12pt" style:font-style-complex="italic" style:font-weight-complex="normal"/>
    </style:style>
    <style:style style:name="P9" style:family="paragraph" style:parent-style-name="Heading_20_2">
      <style:text-properties fo:color="#bf0041" loext:opacity="100%" style:font-name="Calibri Light" fo:font-size="12pt" fo:language="en" fo:country="US" style:font-size-asian="12pt" style:font-size-complex="12pt"/>
    </style:style>
    <style:style style:name="P10" style:family="paragraph" style:parent-style-name="Text_20_body" style:list-style-name="L1">
      <style:paragraph-properties fo:line-height="90%"/>
      <style:text-properties fo:color="#000000" loext:opacity="100%" style:font-name="Calibri Light" fo:font-size="12pt" fo:language="en" fo:country="US" officeooo:rsid="001bd344" officeooo:paragraph-rsid="001bd344" style:font-size-asian="12pt" style:font-size-complex="12pt"/>
    </style:style>
    <style:style style:name="P11" style:family="paragraph" style:parent-style-name="Text_20_body" style:list-style-name="L3">
      <style:paragraph-properties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12" style:family="paragraph" style:parent-style-name="Text_20_body" style:list-style-name="L4">
      <style:paragraph-properties fo:line-height="90%"/>
      <style:text-properties fo:color="#000000" loext:opacity="100%" style:font-name="Calibri Light" fo:font-size="12pt" fo:language="en" fo:country="US" officeooo:paragraph-rsid="00061d4c" style:font-size-asian="12pt" style:font-size-complex="12pt"/>
    </style:style>
    <style:style style:name="P13" style:family="paragraph" style:parent-style-name="Text_20_body" style:list-style-name="L8">
      <style:paragraph-properties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14" style:family="paragraph" style:parent-style-name="Text_20_body" style:list-style-name="L7">
      <style:paragraph-properties fo:line-height="90%"/>
      <style:text-properties fo:color="#000000" loext:opacity="100%" style:font-name="Calibri Light" fo:font-size="12pt" fo:language="en" fo:country="US" officeooo:rsid="000f66f4" officeooo:paragraph-rsid="000f66f4" style:font-size-asian="12pt" style:font-size-complex="12pt"/>
    </style:style>
    <style:style style:name="P15" style:family="paragraph" style:parent-style-name="Text_20_body" style:list-style-name="L5">
      <style:paragraph-properties fo:line-height="90%"/>
      <style:text-properties fo:color="#000000" loext:opacity="100%" style:font-name="Calibri Light" fo:language="en" fo:country="US" officeooo:paragraph-rsid="001282ea"/>
    </style:style>
    <style:style style:name="P16" style:family="paragraph" style:parent-style-name="Text_20_body" style:list-style-name="L2">
      <style:paragraph-properties fo:line-height="90%"/>
      <style:text-properties style:font-name="Calibri Light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P18" style:family="paragraph" style:parent-style-name="Text_20_body" style:list-style-name="L1">
      <style:paragraph-properties fo:margin-top="0in" fo:margin-bottom="0in" style:contextual-spacing="false" fo:line-height="90%"/>
      <style:text-properties fo:color="#000000" loext:opacity="100%" style:font-name="Calibri Light" fo:language="en" fo:country="US"/>
    </style:style>
    <style:style style:name="P19" style:family="paragraph" style:parent-style-name="Text_20_body" style:list-style-name="L5">
      <style:paragraph-properties fo:margin-top="0in" fo:margin-bottom="0in" style:contextual-spacing="false" fo:line-height="90%"/>
      <style:text-properties fo:color="#000000" loext:opacity="100%" style:font-name="Calibri Light" fo:language="en" fo:country="US"/>
    </style:style>
    <style:style style:name="P20" style:family="paragraph" style:parent-style-name="Text_20_body" style:list-style-name="L5">
      <style:paragraph-properties fo:margin-top="0in" fo:margin-bottom="0in" style:contextual-spacing="false" fo:line-height="90%"/>
      <style:text-properties fo:color="#000000" loext:opacity="100%" style:font-name="Calibri Light" fo:language="en" fo:country="US" officeooo:paragraph-rsid="00113d4e"/>
    </style:style>
    <style:style style:name="P21" style:family="paragraph" style:parent-style-name="Text_20_body" style:list-style-name="L6">
      <style:paragraph-properties fo:margin-top="0in" fo:margin-bottom="0in" style:contextual-spacing="false" fo:line-height="90%"/>
      <style:text-properties fo:color="#000000" loext:opacity="100%" style:font-name="Calibri Light" fo:language="en" fo:country="US"/>
    </style:style>
    <style:style style:name="P22" style:family="paragraph" style:parent-style-name="Text_20_body" style:list-style-name="L7">
      <style:paragraph-properties fo:margin-top="0in" fo:margin-bottom="0in" style:contextual-spacing="false" fo:line-height="90%"/>
      <style:text-properties fo:color="#000000" loext:opacity="100%" style:font-name="Calibri Light" fo:language="en" fo:country="US"/>
    </style:style>
    <style:style style:name="P23" style:family="paragraph" style:parent-style-name="Text_20_body" style:list-style-name="L1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1bd344" officeooo:paragraph-rsid="001bd344" style:font-size-asian="12pt" style:font-size-complex="12pt"/>
    </style:style>
    <style:style style:name="P24" style:family="paragraph" style:parent-style-name="Text_20_body" style:list-style-name="L2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officeooo:rsid="001bd344" officeooo:paragraph-rsid="001bd344" style:font-size-asian="12pt" style:font-size-complex="12pt"/>
    </style:style>
    <style:style style:name="P25" style:family="paragraph" style:parent-style-name="Text_20_body" style:list-style-name="L2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26" style:family="paragraph" style:parent-style-name="Text_20_body" style:list-style-name="L3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27" style:family="paragraph" style:parent-style-name="Text_20_body" style:list-style-name="L4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28" style:family="paragraph" style:parent-style-name="Text_20_body" style:list-style-name="L5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29" style:family="paragraph" style:parent-style-name="Text_20_body" style:list-style-name="L6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30" style:family="paragraph" style:parent-style-name="Text_20_body" style:list-style-name="L8">
      <style:paragraph-properties fo:margin-top="0in" fo:margin-bottom="0in" style:contextual-spacing="false" fo:line-height="90%"/>
      <style:text-properties fo:color="#000000" loext:opacity="100%" style:font-name="Calibri Light" fo:font-size="12pt" fo:language="en" fo:country="US" style:font-size-asian="12pt" style:font-size-complex="12pt"/>
    </style:style>
    <style:style style:name="P31" style:family="paragraph" style:parent-style-name="Text_20_body" style:list-style-name="L1">
      <style:paragraph-properties fo:margin-top="0in" fo:margin-bottom="0in" style:contextual-spacing="false" fo:line-height="90%"/>
      <style:text-properties style:font-name="Calibri Light"/>
    </style:style>
    <style:style style:name="P32" style:family="paragraph" style:parent-style-name="Text_20_body" style:list-style-name="L5">
      <style:paragraph-properties fo:margin-top="0in" fo:margin-bottom="0in" style:contextual-spacing="false" fo:line-height="90%"/>
      <style:text-properties officeooo:paragraph-rsid="0024b0c3"/>
    </style:style>
    <style:style style:name="P33" style:family="paragraph" style:parent-style-name="Text_20_body">
      <style:paragraph-properties fo:margin-top="0in" fo:margin-bottom="0in" style:contextual-spacing="false"/>
      <style:text-properties officeooo:paragraph-rsid="00250e2c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02684d7" officeooo:paragraph-rsid="002684d7"/>
    </style:style>
    <style:style style:name="P35" style:family="paragraph">
      <loext:graphic-properties draw:fill-color="#bf0041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fo:font-size="12pt" fo:language="en" fo:country="US" style:font-size-asian="12pt" style:font-size-complex="12pt"/>
    </style:style>
    <style:style style:name="T5" style:family="text">
      <style:text-properties fo:color="#000000" loext:opacity="100%" fo:font-size="12pt" fo:language="en" fo:country="US" officeooo:rsid="001bd344" style:font-size-asian="12pt" style:font-size-complex="12pt"/>
    </style:style>
    <style:style style:name="T6" style:family="text">
      <style:text-properties fo:color="#000000" loext:opacity="100%" fo:font-size="12pt" fo:language="en" fo:country="US" officeooo:rsid="0020a928" style:font-size-asian="12pt" style:font-size-complex="12pt"/>
    </style:style>
    <style:style style:name="T7" style:family="text">
      <style:text-properties fo:color="#000000" loext:opacity="100%" style:font-name="Calibri Light1" fo:font-size="12pt" fo:language="en" fo:country="US" style:font-size-asian="12pt" style:font-size-complex="12pt"/>
    </style:style>
    <style:style style:name="T8" style:family="text">
      <style:text-properties fo:color="#000000" loext:opacity="100%" style:font-name="Calibri Light" fo:font-size="12pt" fo:language="en" fo:country="US" style:font-size-asian="12pt" style:font-size-complex="12pt"/>
    </style:style>
    <style:style style:name="T9" style:family="text">
      <style:text-properties fo:color="#000000" loext:opacity="100%" style:font-name="Calibri Light" fo:font-size="12pt" fo:language="en" fo:country="US" officeooo:rsid="00137fc6" style:font-size-asian="12pt" style:font-size-complex="12pt"/>
    </style:style>
    <style:style style:name="T10" style:family="text">
      <style:text-properties fo:color="#000000" loext:opacity="100%" style:font-name="Calibri Light" fo:font-size="12pt" fo:language="en" fo:country="US" officeooo:rsid="0022300d" style:font-size-asian="12pt" style:font-size-complex="12pt"/>
    </style:style>
    <style:style style:name="T11" style:family="text">
      <style:text-properties officeooo:rsid="000f66f4"/>
    </style:style>
    <style:style style:name="T12" style:family="text">
      <style:text-properties officeooo:rsid="00113d4e"/>
    </style:style>
    <style:style style:name="T13" style:family="text">
      <style:text-properties officeooo:rsid="00137fc6"/>
    </style:style>
    <style:style style:name="T14" style:family="text">
      <style:text-properties officeooo:rsid="00152adc"/>
    </style:style>
    <style:style style:name="T15" style:family="text">
      <style:text-properties officeooo:rsid="00179328"/>
    </style:style>
    <style:style style:name="T16" style:family="text">
      <style:text-properties fo:color="#5983b0" loext:opacity="100%" style:font-name="Calibri Light" fo:font-size="11pt" fo:language="en" fo:country="US" style:font-size-asian="11pt" style:font-size-complex="11pt"/>
    </style:style>
    <style:style style:name="T17" style:family="text">
      <style:text-properties fo:color="#5983b0" loext:opacity="100%" style:font-name="Calibri Light" fo:font-size="11pt" fo:language="en" fo:country="US" officeooo:rsid="00250e2c" style:font-size-asian="11pt" style:font-size-complex="11pt"/>
    </style:style>
    <style:style style:name="T18" style:family="text">
      <style:text-properties fo:color="#5983b0" loext:opacity="100%" style:font-name="Calibri Light" fo:font-size="11pt" fo:language="en" fo:country="US" style:text-underline-style="none" style:font-size-asian="11pt" style:font-size-complex="11pt"/>
    </style:style>
    <style:style style:name="T19" style:family="text">
      <style:text-properties fo:color="#5983b0" loext:opacity="100%" style:font-name="Calibri Light" fo:font-size="11pt" fo:language="en" fo:country="US" style:text-underline-style="none" officeooo:rsid="00250e2c" style:font-size-asian="11pt" style:font-size-complex="11pt"/>
    </style:style>
    <style:style style:name="T20" style:family="text">
      <style:text-properties fo:color="#5983b0" loext:opacity="100%" style:font-name="Calibri Light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21" style:family="text">
      <style:text-properties fo:color="#5983b0" loext:opacity="100%" style:font-name="Calibri Light" fo:font-size="11pt" fo:language="en" fo:country="US" style:text-underline-style="none" fo:font-weight="bold" officeooo:rsid="00250e2c" style:font-size-asian="11pt" style:font-weight-asian="bold" style:font-size-complex="11pt" style:font-weight-complex="bold"/>
    </style:style>
    <style:style style:name="T22" style:family="text">
      <style:text-properties fo:color="#5983b0" loext:opacity="100%" style:font-name="Calibri Light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23" style:family="text">
      <style:text-properties fo:color="#5983b0" loext:opacity="100%" style:font-name="Calibri Light" fo:font-size="11pt" fo:language="en" fo:country="US" style:text-underline-style="none" fo:font-weight="normal" officeooo:rsid="00250e2c" style:font-size-asian="11pt" style:font-weight-asian="normal" style:font-size-complex="11pt" style:font-weight-complex="normal"/>
    </style:style>
    <style:style style:name="T24" style:family="text">
      <style:text-properties fo:color="#5983b0" loext:opacity="100%" style:font-name="Calibri Light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5" style:family="text">
      <style:text-properties fo:color="#5983b0" loext:opacity="100%" style:font-name="Calibri Light" fo:font-size="11pt" fo:language="en" fo:country="US" style:text-underline-style="solid" style:text-underline-width="auto" style:text-underline-color="font-color" fo:font-weight="normal" officeooo:rsid="00250e2c" style:font-size-asian="11pt" style:font-weight-asian="normal" style:font-size-complex="11pt" style:font-weight-complex="normal"/>
    </style:style>
    <style:style style:name="T26" style:family="text">
      <style:text-properties fo:color="#5983b0" loext:opacity="100%" style:font-name="Calibri Light" fo:font-size="11pt" fo:language="en" fo:country="US" fo:font-weight="bold" style:font-size-asian="11pt" style:font-weight-asian="bold" style:font-size-complex="11pt" style:font-weight-complex="bold"/>
    </style:style>
    <style:style style:name="T27" style:family="text">
      <style:text-properties fo:color="#5983b0" loext:opacity="100%" style:font-name="Calibri Light" fo:font-size="11pt" fo:language="en" fo:country="US" fo:font-weight="bold" officeooo:rsid="00250e2c" style:font-size-asian="11pt" style:font-weight-asian="bold" style:font-size-complex="11pt" style:font-weight-complex="bold"/>
    </style:style>
    <style:style style:name="T28" style:family="text">
      <style:text-properties fo:color="#5983b0" loext:opacity="100%" style:font-name="Calibri Light" fo:font-size="11pt" fo:language="en" fo:country="US" fo:font-weight="normal" style:font-size-asian="11pt" style:font-weight-asian="normal" style:font-size-complex="11pt" style:font-weight-complex="normal"/>
    </style:style>
    <style:style style:name="T29" style:family="text">
      <style:text-properties fo:color="#5983b0" loext:opacity="100%" style:font-name="Calibri Light" fo:font-size="11pt" fo:language="en" fo:country="US" fo:font-weight="normal" officeooo:rsid="00250e2c" style:font-size-asian="11pt" style:font-weight-asian="normal" style:font-size-complex="11pt" style:font-weight-complex="normal"/>
    </style:style>
    <style:style style:name="T30" style:family="text">
      <style:text-properties fo:color="#5983b0" loext:opacity="100%" style:font-name="Calibri Light"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color="#5983b0" loext:opacity="100%" style:font-name="Calibri Light" fo:font-size="11pt" fo:language="en" fo:country="US" fo:font-style="italic" style:text-underline-style="solid" style:text-underline-width="auto" style:text-underline-color="font-color" fo:font-weight="normal" officeooo:rsid="00250e2c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color="#5983b0" loext:opacity="100%" style:font-name="Calibri Light" fo:font-size="11pt" fo:language="en" fo:country="US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33" style:family="text">
      <style:text-properties fo:color="#5983b0" loext:opacity="100%" style:font-name="Calibri Light" fo:font-size="11pt" fo:language="en" fo:country="US" fo:font-style="italic" style:text-underline-style="solid" style:text-underline-width="auto" style:text-underline-color="font-color" officeooo:rsid="00250e2c" style:font-size-asian="11pt" style:font-style-asian="italic" style:font-size-complex="11pt" style:font-style-complex="italic"/>
    </style:style>
    <style:style style:name="T34" style:family="text">
      <style:text-properties fo:color="#5983b0" loext:opacity="100%" style:font-name="Calibri Light" fo:font-size="11pt" fo:language="en" fo:country="US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fo:color="#5983b0" loext:opacity="100%" style:font-name="Calibri Light" fo:font-size="11pt" fo:language="en" fo:country="US" fo:font-style="italic" style:text-underline-style="solid" style:text-underline-width="auto" style:text-underline-color="font-color" fo:font-weight="bold" officeooo:rsid="00250e2c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color="#5983b0" loext:opacity="100%" style:font-name="Calibri Light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fo:color="#5983b0" loext:opacity="100%" style:font-name="Calibri Light" fo:font-size="11pt" fo:language="en" fo:country="US" fo:font-style="italic" fo:font-weight="bold" officeooo:rsid="00250e2c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5983b0" loext:opacity="100%" style:font-name="Calibri Light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fo:color="#5983b0" loext:opacity="100%" style:font-name="Calibri Light" fo:font-size="11pt" fo:language="en" fo:country="US" fo:font-style="italic" style:text-underline-style="none" fo:font-weight="bold" officeooo:rsid="00250e2c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fo:color="#5983b0" loext:opacity="100%" style:font-name="Calibri Light" fo:font-size="11pt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color="#5983b0" loext:opacity="100%" style:font-name="Calibri Light" fo:font-size="11pt" fo:language="en" fo:country="US" fo:font-style="normal" style:text-underline-style="none" fo:font-weight="bold" officeooo:rsid="00250e2c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color="#5983b0" loext:opacity="100%" style:font-name="Calibri Light" fo:font-size="11pt" fo:language="en" fo:country="US" fo:font-style="normal" style:text-underline-style="none" style:font-size-asian="11pt" style:font-style-asian="normal" style:font-size-complex="11pt" style:font-style-complex="normal"/>
    </style:style>
    <style:style style:name="T43" style:family="text">
      <style:text-properties fo:color="#5983b0" loext:opacity="100%" style:font-name="Calibri Light" fo:font-size="11pt" fo:language="en" fo:country="US" fo:font-style="normal" style:text-underline-style="none" officeooo:rsid="00250e2c" style:font-size-asian="11pt" style:font-style-asian="normal" style:font-size-complex="11pt" style:font-style-complex="normal"/>
    </style:style>
    <style:style style:name="T44" style:family="text">
      <style:text-properties fo:color="#5983b0" loext:opacity="100%" style:font-name="Calibri Light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color="#5983b0" loext:opacity="100%" style:font-name="Calibri Light" fo:font-size="11pt" fo:language="en" fo:country="US" fo:font-style="normal" style:text-underline-style="none" fo:font-weight="normal" officeooo:rsid="00250e2c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5983b0" loext:opacity="100%" style:font-name="Calibri Light" fo:font-size="11pt" fo:language="en" fo:country="US" fo:font-style="normal" style:text-underline-style="none" fo:font-weight="normal" officeooo:rsid="002684d7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color="#5983b0" loext:opacity="100%" style:font-name="Calibri Light" fo:language="en" fo:country="US" fo:font-weight="normal" style:font-weight-asian="normal" style:font-weight-complex="normal"/>
    </style:style>
    <style:style style:name="T48" style:family="text">
      <style:text-properties fo:color="#5983b0" loext:opacity="100%" style:font-name="Calibri Light" fo:language="en" fo:country="US" fo:font-weight="normal" officeooo:rsid="00250e2c" style:font-weight-asian="normal" style:font-weight-complex="normal"/>
    </style:style>
    <style:style style:name="T49" style:family="text">
      <style:text-properties fo:color="#5983b0" loext:opacity="100%" style:font-name="Calibri Light" fo:language="en" fo:country="US" style:text-underline-style="none" fo:font-weight="normal" style:font-weight-asian="normal" style:font-weight-complex="normal"/>
    </style:style>
    <style:style style:name="T50" style:family="text">
      <style:text-properties fo:color="#5983b0" loext:opacity="100%" style:font-name="Calibri Light" fo:language="en" fo:country="US" style:text-underline-style="none" fo:font-weight="normal" officeooo:rsid="00250e2c" style:font-weight-asian="normal" style:font-weight-complex="normal"/>
    </style:style>
    <style:style style:name="T51" style:family="text">
      <style:text-properties fo:color="#5983b0" loext:opacity="100%" style:font-name="Calibri Light" fo:font-size="12pt" fo:language="en" fo:country="US" fo:font-weight="normal" style:font-size-asian="12pt" style:font-weight-asian="normal" style:font-size-complex="12pt" style:font-weight-complex="normal"/>
    </style:style>
    <style:style style:name="T52" style:family="text">
      <style:text-properties fo:color="#5983b0" loext:opacity="100%" style:font-name="Calibri Light" fo:font-size="12pt" fo:language="en" fo:country="US" fo:font-weight="normal" officeooo:rsid="00250e2c" style:font-size-asian="12pt" style:font-weight-asian="normal" style:font-size-complex="12pt" style:font-weight-complex="normal"/>
    </style:style>
    <style:style style:name="T53" style:family="text">
      <style:text-properties fo:color="#5983b0" loext:opacity="100%" style:font-name="Calibri Light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54" style:family="text">
      <style:text-properties fo:color="#bf0041" loext:opacity="100%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0113d4e" style:font-size-asian="12pt" style:font-size-complex="12pt"/>
    </style:style>
    <style:style style:name="T57" style:family="text">
      <style:text-properties fo:font-size="12pt" officeooo:rsid="00137fc6" style:font-size-asian="12pt" style:font-size-complex="12pt"/>
    </style:style>
    <style:style style:name="T58" style:family="text">
      <style:text-properties fo:font-size="12pt" officeooo:rsid="001282ea" style:font-size-asian="12pt" style:font-size-complex="12pt"/>
    </style:style>
    <style:style style:name="T59" style:family="text">
      <style:text-properties fo:font-size="12pt" officeooo:rsid="000f66f4" style:font-size-asian="12pt" style:font-size-complex="12pt"/>
    </style:style>
    <style:style style:name="T60" style:family="text">
      <style:text-properties fo:font-size="12pt" officeooo:rsid="001dbeab" style:font-size-asian="12pt" style:font-size-complex="12pt"/>
    </style:style>
    <style:style style:name="T61" style:family="text">
      <style:text-properties fo:font-size="12pt" officeooo:rsid="002304a7" style:font-size-asian="12pt" style:font-size-complex="12pt"/>
    </style:style>
    <style:style style:name="T62" style:family="text">
      <style:text-properties officeooo:rsid="0020a928"/>
    </style:style>
    <style:style style:name="T63" style:family="text">
      <style:text-properties officeooo:rsid="0022300d"/>
    </style:style>
    <style:style style:name="T64" style:family="text">
      <style:text-properties officeooo:rsid="002304a7"/>
    </style:style>
    <style:style style:name="T65" style:family="text">
      <style:text-properties style:font-name="Calibri Light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66" style:family="text">
      <style:text-properties style:font-name="Calibri Light" fo:font-size="11pt" fo:language="en" fo:country="US" style:text-underline-style="none" fo:font-weight="normal" officeooo:rsid="00250e2c" style:font-size-asian="11pt" style:font-weight-asian="normal" style:font-size-complex="11pt" style:font-weight-complex="normal"/>
    </style:style>
    <style:style style:name="T67" style:family="text">
      <style:text-properties style:font-name="Calibri Light" fo:font-size="11pt" fo:language="en" fo:country="US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style:font-name="Calibri Light" fo:font-size="11pt" fo:language="en" fo:country="US" fo:font-style="italic" style:text-underline-style="solid" style:text-underline-width="auto" style:text-underline-color="font-color" fo:font-weight="bold" officeooo:rsid="00250e2c" style:font-size-asian="11pt" style:font-style-asian="italic" style:font-weight-asian="bold" style:font-size-complex="11pt" style:font-style-complex="italic" style:font-weight-complex="bold"/>
    </style:style>
    <style:style style:name="T69" style:family="text">
      <style:text-properties fo:color="#000080" loext:opacity="100%" style:font-name="Calibri Light" fo:font-size="11pt" fo:language="en" fo:country="US" fo:font-style="normal" style:text-underline-style="solid" style:text-underline-width="auto" style:text-underline-color="font-color" fo:font-weight="normal" officeooo:rsid="002684d7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min-label-width="0.2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2902in" text:min-label-width="0.2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bf0041" draw:fill-color="#bf004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atrick Billodeau</text:h>
      <text:p text:style-name="P33"><text:a xlink:type="simple" xlink:href="mailto:patrick@pmail.dev" text:style-name="Internet_20_link" text:visited-style-name="Visited_20_Internet_20_Link"><text:span text:style-name="T45">patrick@pmail.dev</text:span></text:a></text:p>
      <text:p text:style-name="P34"><text:a xlink:type="simple" xlink:href="http://patrickbillodeau.com/" text:style-name="Internet_20_link" text:visited-style-name="Visited_20_Internet_20_Link"><text:span text:style-name="T45">p</text:span></text:a><text:a xlink:type="simple" xlink:href="http://patrickbillodeau.com/" text:style-name="Internet_20_link" text:visited-style-name="Visited_20_Internet_20_Link"><text:span text:style-name="T44">atrickbillodeau.com</text:span></text:a></text:p>
      <text:p text:style-name="P1"><text:a xlink:type="simple" xlink:href="https://github.com/PBillodeau" text:style-name="Internet_20_link" text:visited-style-name="Visited_20_Internet_20_Link"><text:span text:style-name="T44">github.com/PBillodeau</text:span></text:a></text:p>
      <text:p text:style-name="Text_20_body"><text:a xlink:type="simple" xlink:href="https://www.linkedin.com/in/patrickbillodeau/" text:style-name="Internet_20_link" text:visited-style-name="Visited_20_Internet_20_Link"><text:span text:style-name="T44">linkedin.com/in/patrickbillodeau</text:span></text:a></text:p>
      <text:h text:style-name="P9" text:outline-level="2">At a Glance</text:h>
      <text:list xml:id="list949712674" text:style-name="L1">
        <text:list-item>
          <text:p text:style-name="P18"><text:span text:style-name="T55">Professional software developer for </text:span><text:span text:style-name="T56">7 </text:span><text:span text:style-name="T55">years </text:span></text:p>
        </text:list-item>
        <text:list-item>
          <text:p text:style-name="P31"><text:span text:style-name="T5">Primary</text:span><text:span text:style-name="T4"> focus on web technol</text:span><text:span text:style-name="T6">o</text:span><text:span text:style-name="T4">gies </text:span></text:p>
        </text:list-item>
        <text:list-item>
          <text:p text:style-name="P23">Generalist who likes to take ownership of the entire process</text:p>
        </text:list-item>
        <text:list-item>
          <text:p text:style-name="P10">Project management experience</text:p>
        </text:list-item>
      </text:list>
      <text:h text:style-name="P9" text:outline-level="2">Interests</text:h>
      <text:list xml:id="list1476225239" text:style-name="L2">
        <text:list-item>
          <text:p text:style-name="P25">Finding simple solutions to complex problems </text:p>
        </text:list-item>
        <text:list-item>
          <text:p text:style-name="P24">Always growing and learning something new</text:p>
        </text:list-item>
        <text:list-item>
          <text:p text:style-name="P25">Human side of technology </text:p>
        </text:list-item>
        <text:list-item>
          <text:p text:style-name="P16"><text:span text:style-name="T4">Doing </text:span><text:span text:style-name="T5">awesome</text:span><text:span text:style-name="T4"> things regardless of language or framework </text:span></text:p>
        </text:list-item>
      </text:list>
      <text:h text:style-name="P9" text:outline-level="2">Technologies</text:h>
      <text:list xml:id="list3840016603" text:style-name="L3">
        <text:list-item>
          <text:p text:style-name="P26">LAMP Stack </text:p>
        </text:list-item>
        <text:list-item>
          <text:p text:style-name="P26">React </text:p>
        </text:list-item>
        <text:list-item>
          <text:p text:style-name="P26">Drupal </text:p>
        </text:list-item>
        <text:list-item>
          <text:p text:style-name="P26">PowerBI </text:p>
        </text:list-item>
        <text:list-item>
          <text:p text:style-name="P26">ELK Stack </text:p>
        </text:list-item>
        <text:list-item>
          <text:p text:style-name="P26">Docker </text:p>
        </text:list-item>
        <text:list-item>
          <text:p text:style-name="P11">Ansible </text:p>
        </text:list-item>
      </text:list>
      <text:h text:style-name="P9" text:outline-level="2">Articles</text:h>
      <text:p text:style-name="P1"><text:a xlink:type="simple" xlink:href="https://patrickbillodeau.com/docker-intro/" text:style-name="Internet_20_link" text:visited-style-name="Visited_20_Internet_20_Link"><text:span text:style-name="T18">patrickbillodeau.com/docker-intro</text:span></text:a></text:p>
      <text:p text:style-name="P2"/>
      <text:p text:style-name="P2"/>
      <text:p text:style-name="P2"/>
      <text:p text:style-name="P2"/>
      <text:p text:style-name="P2"/>
      <text:h text:style-name="P4" text:outline-level="3"><draw:line text:anchor-type="paragraph" draw:z-index="2" draw:name="Shape1_0" draw:style-name="gr1" draw:text-style-name="P35" svg:x1="-0.1709in" svg:y1="10.0591in" svg:x2="-0.1709in" svg:y2="-0.0035in"><text:p/></draw:line><text:span text:style-name="T54">Lead Applications Developer</text:span><text:span text:style-name="T2"> <text:s text:c="17"/>January 2020 – Present<text:line-break/></text:span>Front-end Developer <text:s text:c="29"/><text:span text:style-name="T2">July 2016 - January 2020<text:line-break/></text:span><text:span text:style-name="T1">State of Minnesota</text:span></text:h>
      <text:h text:style-name="P6" text:outline-level="3">Restoration of old solutions with modern approaches</text:h>
      <text:list xml:id="list2362303236" text:style-name="L4">
        <text:list-item>
          <text:p text:style-name="P27">Lead developer for <text:span text:style-name="T62">our </text:span>front-facing website refresh </text:p>
          <text:list>
            <text:list-item>
              <text:p text:style-name="P27">Custom CMS migrated to Drupal 8 and then Drupal 9 </text:p>
            </text:list-item>
          </text:list>
        </text:list-item>
        <text:list-item>
          <text:p text:style-name="P27">Lead developer tasked with infrastr<text:span text:style-name="T11">u</text:span>cture refresh </text:p>
          <text:list>
            <text:list-item>
              <text:p text:style-name="P27">Migrated from MySQL 5.6 to MySQL 8 </text:p>
            </text:list-item>
            <text:list-item>
              <text:p text:style-name="P27">Migrated from PHP 5 to PHP 7 </text:p>
            </text:list-item>
            <text:list-item>
              <text:p text:style-name="P27">Migrated <text:span text:style-name="T14">all </text:span>applications from bare metal servers to VMs </text:p>
            </text:list-item>
            <text:list-item>
              <text:p text:style-name="P12">Setup all servers to be provisioned through Ansible <text:span text:style-name="T13">(IaC)</text:span></text:p>
            </text:list-item>
          </text:list>
        </text:list-item>
      </text:list>
      <text:h text:style-name="P8" text:outline-level="4">Implementation of new solutions </text:h>
      <text:list xml:id="list611876592" text:style-name="L5">
        <text:list-item>
          <text:p text:style-name="P28">Developed clin<text:span text:style-name="T63">i</text:span>cals tracking application <text:span text:style-name="T12">for students </text:span>with a React front-end and Silex (PHP) back-end </text:p>
        </text:list-item>
        <text:list-item>
          <text:p text:style-name="P32"><text:span text:style-name="T9">Designed and implemented</text:span><text:span text:style-name="T8"> Data-A</text:span><text:span text:style-name="T10">PI</text:span><text:span text:style-name="T8"> </text:span><text:span text:style-name="T9">application that </text:span><text:span text:style-name="T8">pulls data from MinnState into our own Elastic Search instance for easy search and </text:span><text:span text:style-name="T7">retrieval</text:span><text:span text:style-name="T55"> </text:span><text:span text:style-name="T8"><text:s/></text:span></text:p>
        </text:list-item>
        <text:list-item>
          <text:p text:style-name="P19"><text:span text:style-name="T57">Designed and implemented</text:span><text:span text:style-name="T55"> </text:span><text:span text:style-name="T61">an </text:span><text:span text:style-name="T55">internal college </text:span><text:span text:style-name="T58">blog using Drupal 9</text:span><text:span text:style-name="T55"> to reduce </text:span><text:span text:style-name="T58">the </text:span><text:span text:style-name="T55">number of emails </text:span><text:span text:style-name="T58">sent to staff and faculty</text:span></text:p>
        </text:list-item>
        <text:list-item>
          <text:p text:style-name="P20"><text:span text:style-name="T56">Collaborated with MSUM </text:span><text:span text:style-name="T58">to implement an ASP.NET application </text:span><text:span text:style-name="T57">repurposed</text:span><text:span text:style-name="T58"> to fit with our data and infrastructure</text:span></text:p>
        </text:list-item>
        <text:list-item>
          <text:p text:style-name="P15"><text:span text:style-name="T58">Proposed and implemented a message board </text:span><text:span text:style-name="T57">using</text:span><text:span text:style-name="T58"> Discourse to facilitate college-wide discussion on new ideas to help make the college more effective</text:span></text:p>
        </text:list-item>
      </text:list>
      <text:h text:style-name="P8" text:outline-level="4">Serve as primary technical consultant </text:h>
      <text:list xml:id="list831206168" text:style-name="L6">
        <text:list-item>
          <text:p text:style-name="P29">Create<text:span text:style-name="T13">d</text:span> training documentation for end-users </text:p>
        </text:list-item>
        <text:list-item>
          <text:p text:style-name="P21"><text:span text:style-name="T57">Pr</text:span><text:span text:style-name="T61">o</text:span><text:span text:style-name="T57">vided</text:span><text:span text:style-name="T55"> live demos and training sessions </text:span><text:span text:style-name="T58">for audiences </text:span><text:span text:style-name="T57">greater than 100</text:span></text:p>
        </text:list-item>
        <text:list-item>
          <text:p text:style-name="P21"><text:span text:style-name="T57">Collaborated with project stakeholders to gather requirements and avoid scope creep</text:span><text:span text:style-name="T55"> </text:span></text:p>
          <text:p text:style-name="P29"/>
        </text:list-item>
      </text:list>
      <text:h text:style-name="P3" text:outline-level="3"><draw:line text:anchor-type="paragraph" draw:z-index="0" draw:name="Shape1_2" draw:style-name="gr1" draw:text-style-name="P35" svg:x1="4.2236in" svg:y1="0.028in" svg:x2="-0.0102in" svg:y2="0.028in"><text:p/></draw:line><text:span text:style-name="T54">Systems Engineer </text:span><text:span text:style-name="T3"><text:s text:c="2"/></text:span><text:s text:c="38"/><text:span text:style-name="T2">May 2014 - July 2016<text:line-break/></text:span><text:span text:style-name="T1">Clifton Labs</text:span></text:h>
      <text:list xml:id="list1910922017" text:style-name="L7">
        <text:list-item>
          <text:p text:style-name="P22"><text:span text:style-name="T59">Developed embedded-</text:span><text:span text:style-name="T60">C</text:span><text:span text:style-name="T59"> application</text:span><text:span text:style-name="T60">s</text:span><text:span text:style-name="T59"> that interfaced with various radios</text:span><text:span text:style-name="T55"> </text:span><text:span text:style-name="T59">over IP</text:span></text:p>
        </text:list-item>
        <text:list-item>
          <text:p text:style-name="P22"><text:span text:style-name="T59">Independently developed </text:span><text:span text:style-name="T60">A</text:span><text:span text:style-name="T59">ndroid app that sent and received VOIP</text:span><text:span text:style-name="T55"> </text:span><text:span text:style-name="T60">data packets</text:span></text:p>
        </text:list-item>
        <text:list-item>
          <text:p text:style-name="P14">Setup and maintained contin<text:span text:style-name="T64">u</text:span>ous integration server<text:span text:style-name="T12">s</text:span><text:span text:style-name="T15"> </text:span></text:p>
        </text:list-item>
      </text:list>
      <text:h text:style-name="P5" text:outline-level="3"><draw:line text:anchor-type="paragraph" draw:z-index="1" draw:name="Shape1_3" draw:style-name="gr1" draw:text-style-name="P35" svg:x1="4.2236in" svg:y1="0.0055in" svg:x2="-0.0102in" svg:y2="0.0055in"><text:p/></draw:line><text:span text:style-name="T54">Student</text:span> <text:s text:c="53"/><text:span text:style-name="T1">August 2010 - May 2014<text:line-break/>NDSU</text:span></text:h>
      <text:list xml:id="list2371733694" text:style-name="L8">
        <text:list-item>
          <text:p text:style-name="P30">B.S. Electrical Engineering </text:p>
        </text:list-item>
        <text:list-item>
          <text:p text:style-name="P13">GPA: 3.95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 Light1" svg:font-family="'Calibri Light', 'Calibri Light EmbeddedFont', 'Calibri Light MSFontService', sans-serif"/>
    <style:font-face style:name="Mangal1" svg:font-family="Mangal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341*" fo:start-indent="0in" fo:end-indent="0.1in"/>
          <style:column style:rel-width="62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03-07T11:07:56.753000000</dc:date>
    <meta:editing-duration>PT8H57M34S</meta:editing-duration>
    <meta:editing-cycles>26</meta:editing-cycles>
    <meta:print-date>2021-02-11T09:40:51.514000000</meta:print-date>
    <meta:document-statistic meta:table-count="0" meta:image-count="0" meta:object-count="0" meta:page-count="1" meta:paragraph-count="52" meta:word-count="362" meta:character-count="2465" meta:non-whitespace-character-count="2022"/>
  </office:meta>
</office:document-meta>
</file>